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fill="solid" draw:fill-color="#99ccf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5.596cm"/>
    </style:style>
    <style:style style:name="gr9" style:family="graphic" style:parent-style-name="standard">
      <style:graphic-properties draw:fill="solid" draw:fill-color="#99ccff" draw:textarea-horizontal-align="justify" draw:textarea-vertical-align="middle" draw:auto-grow-height="false" fo:wrap-option="wrap"/>
    </style:style>
    <style:style style:name="gr10" style:family="graphic" style:parent-style-name="standard">
      <style:graphic-properties draw:marker-end="Arrow" draw:marker-end-width="0.3cm" draw:fill="solid" draw:fill-color="#99ccff" draw:textarea-horizontal-align="center" draw:textarea-vertical-align="middle"/>
    </style:style>
    <style:style style:name="gr11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2" style:family="graphic" style:parent-style-name="standard">
      <style:graphic-properties draw:marker-end="Arrow" draw:marker-end-width="0.3cm" draw:fill="solid" draw:fill-color="#99ccff" draw:textarea-horizontal-align="center" draw:textarea-vertical-align="middle" draw:shadow-offset-x="0.305cm" draw:shadow-offset-y="0.305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1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svg:stroke-color="#000000" draw:fill="solid" draw:fill-color="#00ff00" draw:textarea-horizontal-align="justify" draw:textarea-vertical-align="middle" draw:auto-grow-height="false"/>
    </style:style>
    <style:style style:name="gr19" style:family="graphic" style:parent-style-name="objectwithoutfill">
      <style:graphic-properties svg:stroke-color="#000000" draw:marker-end="Arrow" draw:marker-end-width="0.3cm" draw:fill="none" draw:textarea-horizontal-align="center" draw:textarea-vertical-align="middle"/>
    </style:style>
    <style:style style:name="gr20" style:family="graphic" style:parent-style-name="standard">
      <style:graphic-properties svg:stroke-color="#000000"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1pt"/>
    </style:style>
    <style:style style:name="P4" style:family="paragraph">
      <style:paragraph-properties fo:text-align="center"/>
      <style:text-properties fo:font-size="11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11pt"/>
    </style:style>
    <style:style style:name="P7" style:family="paragraph">
      <style:paragraph-properties fo:text-align="center"/>
      <style:text-properties fo:font-size="11pt" style:font-size-asian="11pt" style:font-size-complex="11pt"/>
    </style:style>
    <style:style style:name="P8" style:family="paragraph">
      <style:text-properties fo:font-size="11pt" style:font-size-asian="11pt" style:font-size-complex="11pt"/>
    </style:style>
    <style:style style:name="T1" style:family="text">
      <style:text-properties fo:font-size="11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2.7cm" svg:height="10.033cm" svg:x="1.003cm" svg:y="10.944cm">
          <text:p text:style-name="P1">Simulator- PC <text:s text:c="23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5cm" svg:height="1cm" svg:x="1.707cm" svg:y="13.843cm">
          <text:p text:style-name="P2"><text:span text:style-name="T1">Wheel spee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1.5cm" svg:x="1.674cm" svg:y="1.17cm">
          <text:p text:style-name="P2"><text:span text:style-name="T1">Wireless</text:span></text:p>
          <text:p text:style-name="P2"><text:span text:style-name="T1">E Stop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cm" svg:y1="5.5cm" svg:x2="6.08cm" svg:y2="7.477cm">
          <text:p/>
        </draw:line>
        <draw:line draw:style-name="gr4" draw:text-style-name="P1" draw:layer="layout" svg:x1="18.653cm" svg:y1="5.445cm" svg:x2="12.049cm" svg:y2="5.445cm">
          <text:p/>
        </draw:line>
        <draw:custom-shape draw:style-name="gr5" draw:text-style-name="P3" draw:layer="layout" svg:width="4cm" svg:height="2cm" svg:x="18.78cm" svg:y="4.715cm">
          <text:p text:style-name="P2"><text:span text:style-name="T1">C3 Pilot</text:span></text:p>
          <text:p text:style-name="P2"><text:span text:style-name="T1">Arduino Na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measurelines" svg:width="5.5cm" svg:height="1cm" svg:x="1.508cm" svg:y="18.415cm">
          <text:p text:style-name="P2"><text:span text:style-name="T1">Simuated Proximity</text:span></text:p>
          <text:p text:style-name="P2"><text:span text:style-name="T1"><text:s/></text:span><text:span text:style-name="T1">sensors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7" draw:text-style-name="P4" draw:layer="layout" svg:x1="18.275cm" svg:y1="14.119cm" svg:x2="18.275cm" svg:y2="12.802cm">
          <text:p/>
        </draw:line>
        <draw:custom-shape draw:style-name="gr2" draw:text-style-name="P3" draw:layer="layout" svg:width="4.5cm" svg:height="1cm" svg:x="1.635cm" svg:y="15.859cm">
          <text:p text:style-name="P2"><text:span text:style-name="T1">Steering Ang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6.096cm" svg:height="0.889cm" svg:x="12.557cm" svg:y="4.81cm">
          <draw:text-box draw:corner-radius="3.438cm">
            <text:p text:style-name="P5"><text:span text:style-name="T1">Steer &amp; Speed</text:span></text:p>
          </draw:text-box>
        </draw:frame>
        <draw:custom-shape draw:style-name="gr5" draw:text-style-name="P3" draw:layer="layout" svg:width="4cm" svg:height="2.082cm" svg:x="7.795cm" svg:y="4.506cm">
          <text:p text:style-name="P2"><text:span text:style-name="T1">C2 Dual Mode</text:span></text:p>
          <text:p text:style-name="P2"><text:span text:style-name="T1">Arduino Mega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4.5cm" svg:y1="2cm" svg:x2="9cm" svg:y2="4.5cm">
          <text:p/>
        </draw:line>
        <draw:custom-shape draw:style-name="gr3" draw:text-style-name="P3" draw:layer="layout" svg:width="3cm" svg:height="1.5cm" svg:x="9.255cm" svg:y="1.151cm">
          <text:p text:style-name="P2"><text:span text:style-name="T1">Joystick</text:span></text:p>
          <text:p text:style-name="P2"><text:span text:style-name="T1">APEM 9000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5cm" svg:height="2cm" svg:x="16.935cm" svg:y="11.001cm">
          <text:p text:style-name="P2"><text:span text:style-name="T1">C6 Navigator</text:span></text:p>
          <text:p text:style-name="P2"><text:span text:style-name="T1">Arduino Mega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measurelines" svg:width="4cm" svg:height="2cm" svg:x="22.935cm" svg:y="13.501cm">
          <text:p text:style-name="P2"><text:span text:style-name="T1">C4 Path Planner</text:span></text:p>
          <text:p text:style-name="P2"><text:span text:style-name="T1">Arduino Nano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measurelines" svg:width="5.5cm" svg:height="1cm" svg:x="8.327cm" svg:y="13.192cm">
          <text:p text:style-name="P2"><text:span text:style-name="T1">Simulated Optical Mouse</text:span>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21.435cm" svg:y1="11.501cm" svg:x2="24.114cm" svg:y2="13.319cm">
          <text:p text:style-name="P2"><text:span text:style-name="T1">Estimated</text:span></text:p>
          <text:p text:style-name="P2"><text:span text:style-name="T1">Position</text:span></text:p>
        </draw:line>
        <draw:line draw:style-name="gr7" draw:text-style-name="P4" draw:layer="layout" svg:x1="19.882cm" svg:y1="14.501cm" svg:x2="22.935cm" svg:y2="14.501cm">
          <text:p/>
        </draw:line>
        <draw:custom-shape draw:style-name="gr11" draw:text-style-name="P3" draw:layer="layout" svg:width="3cm" svg:height="1.5cm" svg:x="16.952cm" svg:y="13.926cm">
          <text:p text:style-name="P2"><text:span text:style-name="T1">Destination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5cm" svg:height="1.5cm" svg:x="8.401cm" svg:y="18.481cm">
          <text:p text:style-name="P2"><text:span text:style-name="T1">Robot view imag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447cm" svg:height="2cm" svg:x="16.935cm" svg:y="17.001cm">
          <text:p text:style-name="P2"><text:span text:style-name="T1">C7: Vision</text:span></text:p>
          <text:p text:style-name="P2"><text:span text:style-name="T1">Raspberry Pi</text:span></text:p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9.382cm" svg:y1="16.001cm" svg:x2="22.882cm" svg:y2="15.001cm">
          <text:p/>
        </draw:line>
        <draw:custom-shape draw:style-name="gr6" draw:text-style-name="P3" draw:layer="layout" svg:width="5.5cm" svg:height="1cm" svg:x="8.239cm" svg:y="16.637cm">
          <text:p text:style-name="P2"><text:span text:style-name="T1">Simulated INU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5.5cm" svg:height="1cm" svg:x="8.366cm" svg:y="11.684cm">
          <text:p text:style-name="P2"><text:span text:style-name="T1">Simulated Odomete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5cm" svg:height="1cm" svg:x="8.366cm" svg:y="14.843cm">
          <text:p text:style-name="P2"><text:span text:style-name="T1">Simulated GPS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3.827cm" svg:y1="18.907cm" svg:x2="16.935cm" svg:y2="18.001cm">
          <text:p/>
        </draw:line>
        <draw:custom-shape draw:style-name="gr14" draw:text-style-name="P3" draw:layer="layout" svg:width="3cm" svg:height="1.5cm" svg:x="22.935cm" svg:y="17.501cm">
          <text:p text:style-name="P2"><text:span text:style-name="T1">Map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24.935cm" svg:y1="17.501cm" svg:x2="24.935cm" svg:y2="15.501cm">
          <text:p/>
        </draw:line>
        <draw:line draw:style-name="gr12" draw:text-style-name="P4" draw:layer="layout" svg:x1="19.382cm" svg:y1="16.001cm" svg:x2="19.382cm" svg:y2="17.001cm">
          <text:p/>
        </draw:line>
        <draw:custom-shape draw:style-name="gr15" draw:text-style-name="P7" draw:layer="layout" svg:width="3cm" svg:height="1.5cm" svg:x="13.7cm" svg:y="1.151cm">
          <text:p text:style-name="P1"><text:span text:style-name="T2">Control Pa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1" draw:layer="layout" svg:x1="9.89cm" svg:y1="2.778cm" svg:x2="9.762cm" svg:y2="4.722cm">
          <text:p/>
        </draw:line>
        <draw:line draw:style-name="gr16" draw:text-style-name="P1" draw:layer="layout" svg:x1="14.589cm" svg:y1="2.778cm" svg:x2="11.16cm" svg:y2="4.429cm">
          <text:p/>
        </draw:line>
        <draw:line draw:style-name="gr16" draw:text-style-name="P1" draw:layer="layout" svg:x1="9.636cm" svg:y1="7.858cm" svg:x2="18.653cm" svg:y2="6.08cm">
          <text:p/>
        </draw:line>
        <draw:line draw:style-name="gr16" draw:text-style-name="P1" draw:layer="layout" svg:x1="19.415cm" svg:y1="6.842cm" svg:x2="17.891cm" svg:y2="10.779cm">
          <text:p/>
        </draw:line>
        <draw:line draw:style-name="gr16" draw:text-style-name="P1" draw:layer="layout" svg:x1="25.384cm" svg:y1="13.192cm" svg:x2="21.193cm" svg:y2="6.842cm">
          <text:p/>
        </draw:line>
        <draw:frame draw:style-name="gr17" draw:text-style-name="P8" draw:layer="layout" svg:width="1.628cm" svg:height="0.704cm" svg:x="22.971cm" svg:y="8.239cm">
          <draw:text-box>
            <text:p><text:span text:style-name="T2">Route</text:span></text:p>
          </draw:text-box>
        </draw:frame>
        <draw:custom-shape draw:style-name="gr18" draw:text-style-name="P7" draw:layer="layout" svg:width="4.699cm" svg:height="2.032cm" svg:x="4.937cm" svg:y="7.604cm">
          <text:p text:style-name="P1"><text:span text:style-name="T2">C8Simulator Interface</text:span></text:p>
          <text:p text:style-name="P1"><text:span text:style-name="T2">Arduino Mega</text:span></text:p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9.89cm" svg:y1="8.874cm" svg:x2="16.875cm" svg:y2="11.414cm">
          <text:p/>
        </draw:line>
        <draw:line draw:style-name="gr20" draw:text-style-name="P1" draw:layer="layout" svg:x1="6.807cm" svg:y1="9.814cm" svg:x2="6.842cm" svg:y2="11.033cm">
          <text:p/>
        </draw:line>
        <draw:frame draw:style-name="gr17" draw:text-style-name="P8" draw:layer="layout" svg:width="3.304cm" svg:height="0.704cm" svg:x="16.748cm" svg:y="8.366cm">
          <draw:text-box>
            <text:p><text:span text:style-name="T2">Steer &amp; Speed</text:span></text:p>
          </draw:text-box>
        </draw:frame>
        <draw:frame draw:style-name="gr17" draw:text-style-name="P8" draw:layer="layout" svg:width="2.36cm" svg:height="0.704cm" svg:x="4.683cm" svg:y="5.699cm">
          <draw:text-box>
            <text:p><text:span text:style-name="T2">Actuators</text:span></text:p>
          </draw:text-box>
        </draw:frame>
        <draw:frame draw:style-name="gr17" draw:text-style-name="P8" draw:layer="layout" svg:width="2.034cm" svg:height="0.704cm" svg:x="13.063cm" svg:y="7.281cm">
          <draw:text-box>
            <text:p text:style-name="P8">Sensors</text:p>
          </draw:text-box>
        </draw:frame>
        <draw:frame draw:style-name="gr17" draw:text-style-name="P8" draw:layer="layout" svg:width="2.034cm" svg:height="0.704cm" svg:x="13.446cm" svg:y="9.821cm">
          <draw:text-box>
            <text:p text:style-name="P8">Sensors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measure-vertical-align="center" draw:parallel="tru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initial-creator>Tyler Folsom</meta:initial-creator>
    <meta:creation-date>2007-10-18T14:30:09</meta:creation-date>
    <dc:date>2013-06-01T12:32:39</dc:date>
    <dc:language>en-CA</dc:language>
    <meta:editing-cycles>23</meta:editing-cycles>
    <meta:editing-duration>PT6H42M11S</meta:editing-duration>
    <dc:creator>Tyler Folsom</dc:creator>
    <meta:document-statistic meta:object-count="43"/>
    <meta:user-defined meta:name="Info 1"/>
    <meta:user-defined meta:name="Info 2"/>
    <meta:user-defined meta:name="Info 3"/>
    <meta:user-defined meta:name="Info 4"/>
  </office:meta>
</office:document-meta>
</file>